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55600000300B881F9AF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gr1" draw:text-style-name="P1" draw:layer="layout" svg:width="22.539cm" svg:height="11.296cm" svg:x="2cm" svg:y="4.914cm">
          <draw:image xlink:href="Pictures/100000000000055600000300B881F9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LAAAA</text:p>
          </draw:text-box>
        </draw:frame>
        <draw:frame draw:style-name="gr3" draw:layer="layout" svg:width="25.199cm" svg:height="12.178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BLA</text:p>
          </draw:text-box>
        </draw:frame>
        <draw:frame draw:style-name="standard" draw:layer="layout" svg:width="25.198cm" svg:height="1.943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DFDSFSFGG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DF DF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DFNSFKWRNGSD VS,D,VNLV</text:p>
              </text:list-item>
              <text:list-item>
                <text:p>SDVNFSVLN</text:p>
              </text:list-item>
              <text:list-item>
                <text:p>SDFNRG</text:p>
              </text:list-item>
              <text:list-item>
                <text:p>SDFNL</text:p>
              </text:list-item>
              <text:list-item>
                <text:p>Dnf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WenQuanYi Micro Hei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a </meta:initial-creator>
    <meta:creation-date>2013-10-20T20:29:14.192564058</meta:creation-date>
    <dc:date>2013-10-20T20:32:44.626947212</dc:date>
    <dc:creator>Mika </dc:creator>
    <meta:editing-duration>P0D</meta:editing-duration>
    <meta:editing-cycles>1</meta:editing-cycles>
    <meta:document-statistic meta:object-count="38"/>
    <meta:generator>LibreOffice/4.1.1.2$Linux_x86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UY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79cm" xlink:href="." xlink:type="simple" chart:class="chart:bar" chart:style-name="ch1">
        <chart:legend chart:legend-position="end" svg:x="22.99cm" svg:y="5.292cm" style:legend-expansion="high" chart:style-name="ch2"/>
        <chart:plot-area chart:style-name="ch3" chart:data-source-has-labels="both" svg:x="0.954cm" svg:y="1.107cm" svg:width="21.028cm" svg:height="10.409cm">
          <chartooo:coordinate-region svg:x="1.575cm" svg:y="1.306cm" svg:width="20.407cm" svg:height="9.56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